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Black" svg:font-family="'Arial Black'" style:font-pitch="variable"/>
    <style:font-face style:name="B Badr" svg:font-family="'B Badr'" style:font-pitch="variable"/>
    <style:font-face style:name="B Mitra" svg:font-family="'B Mitra'" style:font-pitch="variable"/>
    <style:font-face style:name="B Titr" svg:font-family="'B Tit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style:font-name="B Badr" style:font-name-complex="B Badr"/>
    </style:style>
    <style:style style:name="P2" style:family="paragraph" style:parent-style-name="Standard">
      <style:paragraph-properties fo:line-height="115%"/>
      <style:text-properties style:font-name="B Mitra" style:font-name-complex="B Mitra"/>
    </style:style>
    <style:style style:name="P3" style:family="paragraph" style:parent-style-name="Standard">
      <style:paragraph-properties fo:line-height="115%"/>
      <style:text-properties style:font-name="Arial Black" fo:font-size="14pt" style:text-underline-style="solid" style:text-underline-width="auto" style:text-underline-color="font-color" style:font-size-asian="14pt" style:font-name-complex="B Badr" style:font-size-complex="14pt"/>
    </style:style>
    <style:style style:name="P4" style:family="paragraph" style:parent-style-name="Standard">
      <style:paragraph-properties fo:line-height="115%"/>
      <style:text-properties style:font-name="B Badr" style:font-name-complex="B Badr"/>
    </style:style>
    <style:style style:name="P5" style:family="paragraph" style:parent-style-name="Standard">
      <style:paragraph-properties fo:line-height="115%"/>
      <style:text-properties style:font-name="B Mitra" style:font-name-complex="B Mitra"/>
    </style:style>
    <style:style style:name="P6" style:family="paragraph" style:parent-style-name="Standard">
      <style:paragraph-properties fo:line-height="115%"/>
      <style:text-properties style:font-name="B Mitra" style:font-name-complex="B Mitra"/>
    </style:style>
    <style:style style:name="P7" style:family="paragraph" style:parent-style-name="Standard">
      <style:paragraph-properties fo:line-height="115%"/>
      <style:text-properties style:font-name="Arial Black" style:font-name-complex="B Mitra"/>
    </style:style>
    <style:style style:name="T1" style:family="text">
      <style:text-properties fo:font-style="normal" fo:font-weight="bold"/>
    </style:style>
    <style:style style:name="T2" style:family="text">
      <style:text-properties fo:font-weight="bold" style:font-weight-asian="bold" style:font-weight-complex="bold"/>
    </style:style>
    <style:style style:name="T3" style:family="text">
      <style:text-properties style:font-name="Arial Black"/>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100 Words You Need to Know"</text:p>
      <text:p text:style-name="P1"/>
      <text:p text:style-name="P1">### کلمات و معانی:</text:p>
      <text:p text:style-name="P1">1. <text:span text:style-name="T1">voracious</text:span>: پرخور، حریص</text:p>
      <text:p text:style-name="P1">2. <text:span text:style-name="T1">indiscriminate</text:span>: بدون تبعیض، بی‌رویه</text:p>
      <text:p text:style-name="P1">3. <text:span text:style-name="T1">eminent</text:span>: برجسته، ممتاز</text:p>
      <text:p text:style-name="P1">4. <text:span text:style-name="T1">steeped</text:span>: غرقه، اشباع‌شده</text:p>
      <text:p text:style-name="P1">5. <text:span text:style-name="T1">replete</text:span>: پر، مملو</text:p>
      <text:p text:style-name="P1"/>
      <text:p text:style-name="P1">### جملات کامل‌شده:</text:p>
      <text:p text:style-name="P1">1. The football game was <text:span text:style-name="T1">replete</text:span> with excitement and great plays. <text:s/></text:p>
      <text:p text:style-name="P1"><text:s text:c="3"/>_بازی فوتبال پر از هیجان و بازی‌های عالی بود._</text:p>
      <text:p text:style-name="P1"/>
      <text:p text:style-name="P1">2. The <text:span text:style-name="T1">eminent</text:span> author received the Nobel Prize for literature. <text:s/></text:p>
      <text:p text:style-name="P1"><text:s text:c="3"/>_نویسنده برجسته جایزه نوبل ادبیات را دریافت کرد._</text:p>
      <text:p text:style-name="P1"/>
      <text:p text:style-name="P1">3. My cousin is so <text:span text:style-name="T1">steeped</text:span> in schoolwork that his friends call him a bookworm. <text:s/></text:p>
      <text:p text:style-name="P1"><text:s text:c="3"/>_پسرعموی من آنقدر در کارهای مدرسه غرق شده است که دوستانش او را کرم کتاب می‌نامند._</text:p>
      <text:p text:style-name="P1"/>
      <text:p text:style-name="P1">4. After skiing, I find that I have a <text:span text:style-name="T1">voracious</text:span> appetite. <text:s/></text:p>
      <text:p text:style-name="P1"><text:s text:c="3"/>_بعد از اسکی، متوجه می‌شوم که اشتهای زیادی دارم._</text:p>
      <text:p text:style-name="P1"/>
      <text:p text:style-name="P1">5. Modern warfare often results in the <text:span text:style-name="T1">indiscriminate</text:span> killing of combatants and innocent civilians alike. <text:s/></text:p>
      <text:p text:style-name="P1"><text:s text:c="3"/>_جنگ مدرن اغلب منجر به قتل بی‌رویه جنگجویان و غیرنظامیان بی‌گناه می‌شود._</text:p>
      <text:p text:style-name="P1"/>
      <text:p text:style-name="P1">### تعاریف (Pairing the words with their meanings):</text:p>
      <text:p text:style-name="P1">6. <text:span text:style-name="T2">voracious</text:span> - d. desiring or consuming great quantities <text:s/></text:p>
      <text:p text:style-name="P1"><text:s text:c="3"/>(حریص - میل یا مصرف مقادیر زیاد)</text:p>
      <text:p text:style-name="P1"/>
      <text:p text:style-name="P1">7. <text:span text:style-name="T2">indiscriminate</text:span> - c. choosing at random without careful selection <text:s/></text:p>
      <text:p text:style-name="P1"><text:s text:c="3"/>(بی‌رویه - انتخاب به صورت تصادفی بدون انتخاب دقیق)</text:p>
      <text:p text:style-name="P1"/>
      <text:p text:style-name="P1">8. <text:span text:style-name="T2">eminent</text:span> - a. of high reputation, outstanding <text:s/></text:p>
      <text:p text:style-name="P1"><text:s text:c="3"/>(برجسته - با شهرت بالا، ممتاز)</text:p>
      <text:p text:style-name="P1"/>
      <text:p text:style-name="P1">9. <text:span text:style-name="T2">steeped</text:span> - e. soaked, drenched, saturated <text:s/></text:p>
      <text:p text:style-name="P1"><text:s text:c="3"/>(غرقه - غرق‌شده، اشباع‌شده)</text:p>
      <text:p text:style-name="P1"/>
      <text:p text:style-name="P1">10. <text:span text:style-name="T2">replete</text:span> - b. completely filled or supplied with <text:s/></text:p>
      <text:p text:style-name="P1"><text:s text:c="3"/>(مملو - کاملاً پر شده یا تأمین شده)</text:p>
      <text:p text:style-name="P1"/>
      <text:p text:style-name="P1">### اصطلاح روز (Idiom):</text:p>
      <text:p text:style-name="P1"><text:span text:style-name="T1">to eat humble pie</text:span> — to admit your error and apologize <text:s/></text:p>
      <text:p text:style-name="P1">_اشتباه خود را پذیرفتن و عذرخواهی کردن_</text:p>
      <text:p text:style-name="P1"/>
      <text:p text:style-name="P1"><text:span text:style-name="T1">مثال:</text:span> <text:s/></text:p>
      <text:p text:style-name="P1">After his candidate had lost the election, the boastful campaign manager had to eat humble pie. <text:s/></text:p>
      <text:p text:style-name="P1">_پس از باختن کاندیدایش در انتخابات، مدیر کارزار خودستای مجبور شد اشتباه خود را بپذیرد و عذرخواهی کند._</text:p>
      <text:p text:style-name="P1"/>
      <text:p text:style-name="P1"/>
      <text:p text:style-name="P2"><text:soft-page-break/><text:s/><text:span text:style-name="T3">Week 1, Day 2</text:span></text:p>
      <text:p text:style-name="P2"/>
      <text:p text:style-name="P2">### کلمات و معانی:</text:p>
      <text:p text:style-name="P2">1. <text:span text:style-name="T1">abound</text:span>: به‌وفور یافتن، فراوان بودن</text:p>
      <text:p text:style-name="P2">2. <text:span text:style-name="T1">technology</text:span>: فناوری، تکنولوژی</text:p>
      <text:p text:style-name="P2">3. <text:span text:style-name="T1">prognosticate</text:span>: پیش‌بینی کردن</text:p>
      <text:p text:style-name="P2">4. <text:span text:style-name="T1">automaton</text:span>: آدم آهنی، ربات</text:p>
      <text:p text:style-name="P2">5. <text:span text:style-name="T1">matron</text:span>: زن مسن متأهل، زن سرپرست</text:p>
      <text:p text:style-name="P2"/>
      <text:p text:style-name="P2">### جملات کامل‌شده:</text:p>
      <text:p text:style-name="P2">1. The mayor refused to <text:span text:style-name="T1">prognosticate</text:span> as to his margin of victory in the election. <text:s/></text:p>
      <text:p text:style-name="P2"><text:s text:c="3"/>_شهردار از پیش‌بینی کردن در مورد حاشیه پیروزی خود در انتخابات خودداری کرد._</text:p>
      <text:p text:style-name="P2"/>
      <text:p text:style-name="P2">2. The time is approaching when human workers may be replaced by <text:span text:style-name="T1">automatons</text:span>. <text:s/></text:p>
      <text:p text:style-name="P2"><text:s text:c="3"/>_زمانی در حال نزدیک شدن است که کارگران انسانی ممکن است با ربات‌ها جایگزین شوند._</text:p>
      <text:p text:style-name="P2"/>
      <text:p text:style-name="P2">3. A clever salesman will always ask a <text:span text:style-name="T1">matron</text:span> if her mother is at home. <text:s/></text:p>
      <text:p text:style-name="P2"><text:s text:c="3"/>_یک فروشنده باهوش همیشه از یک زن مسن می‌پرسد که آیا مادرش در خانه است._</text:p>
      <text:p text:style-name="P2"/>
      <text:p text:style-name="P2">4. The western plains used to <text:span text:style-name="T1">abound</text:span> with bison before those animals were slaughtered by settlers. <text:s/></text:p>
      <text:p text:style-name="P2"><text:s text:c="3"/>_دشت‌های غربی قبل از اینکه آن حیوانات توسط مهاجران کشتار شوند، پر از بوفالو بودند._</text:p>
      <text:p text:style-name="P2"/>
      <text:p text:style-name="P2">5. Man may be freed from backbreaking labor by the products of scientific <text:span text:style-name="T1">technology</text:span>. <text:s/></text:p>
      <text:p text:style-name="P2"><text:s text:c="3"/>_انسان ممکن است توسط محصولات فناوری علمی از کار طاقت‌فرسا آزاد شود._</text:p>
      <text:p text:style-name="P2"/>
      <text:p text:style-name="P2">### تعاریف (Pairing the words with their meanings):</text:p>
      <text:p text:style-name="P2">6. abound - d. to exist in great numbers <text:s/></text:p>
      <text:p text:style-name="P2"><text:s text:c="3"/>(فراوان بودن - به‌وفور یافتن)</text:p>
      <text:p text:style-name="P2"/>
      <text:p text:style-name="P2">7. technology - b. branch of knowledge dealing with engineering, applied science, etc. <text:s/></text:p>
      <text:p text:style-name="P2"><text:s text:c="3"/>(فناوری - شاخه‌ای از دانش که به مهندسی، علوم کاربردی و غیره می‌پردازد)</text:p>
      <text:p text:style-name="P2"/>
      <text:p text:style-name="P2">8. prognosticate - e. to predict or foretell a future event <text:s/></text:p>
      <text:p text:style-name="P2"><text:s text:c="3"/>(پیش‌بینی کردن - پیشگویی یا پیش‌بینی یک رویداد آینده)</text:p>
      <text:p text:style-name="P2"/>
      <text:p text:style-name="P2">9. automaton - c. a robot; a mechanical “person” <text:s/></text:p>
      <text:p text:style-name="P2"><text:s text:c="3"/>(آدم آهنی - یک ربات؛ یک "شخص" مکانیکی)</text:p>
      <text:p text:style-name="P2"/>
      <text:p text:style-name="P2">10. matron - a. an older married woman <text:s/></text:p>
      <text:p text:style-name="P2"><text:s text:c="3"/>(زن مسن متأهل - یک زن مسن و متأهل)</text:p>
      <text:p text:style-name="P2"/>
      <text:p text:style-name="P2">### اصطلاح روز (Idiom):</text:p>
      <text:p text:style-name="P2"><text:span text:style-name="T1">a pig in a poke</text:span> — an item you purchase without having seen; a disappointment <text:s/></text:p>
      <text:p text:style-name="P2">_چیزی که بدون دیدن آن را می‌خرید؛ یک ناامیدی_</text:p>
      <text:p text:style-name="P2"/>
      <text:p text:style-name="P2"><text:span text:style-name="T1">مثال:</text:span> <text:s/></text:p>
      <text:p text:style-name="P2">The mail order bicycle that my nephew bought turned out to be a pig in a poke, and he is now trying to get his money back. <text:s/></text:p>
      <text:p text:style-name="P2">_دوچرخه‌ای که برادرزاده‌ام از طریق سفارش پستی خریداری کرده بود، ناامیدی بزرگی بود و حالا او در تلاش است تا پولش را پس بگیرد._</text:p>
      <text:p text:style-name="P2"/>
      <text:p text:style-name="P2"/>
      <text:p text:style-name="P7"><text:soft-page-break/>Week 1, Day 3</text:p>
      <text:p text:style-name="P2"/>
      <text:p text:style-name="P2">### کلمات و معانی:</text:p>
      <text:p text:style-name="P2">1. <text:span text:style-name="T1">paradox</text:span>: تناقض، پارادوکس</text:p>
      <text:p text:style-name="P2">2. <text:span text:style-name="T1">realm</text:span>: قلمرو، حوزه</text:p>
      <text:p text:style-name="P2">3. <text:span text:style-name="T1">annals</text:span>: تاریخچه، سوابق</text:p>
      <text:p text:style-name="P2">4. <text:span text:style-name="T1">compound</text:span>: ترکیب کردن، افزودن</text:p>
      <text:p text:style-name="P2">5. <text:span text:style-name="T1">tinge</text:span>: رد، اثر جزئی</text:p>
      <text:p text:style-name="P2"/>
      <text:p text:style-name="P2">### جملات کامل‌شده:</text:p>
      <text:p text:style-name="P2">1. His gloom was now <text:span text:style-name="T1">compounded</text:span> by the failing mark on his geometry test. <text:s/></text:p>
      <text:p text:style-name="P2"><text:s text:c="3"/>_غم و اندوه او با نمره مردودی در امتحان هندسه‌اش بیشتر شد._</text:p>
      <text:p text:style-name="P2"/>
      <text:p text:style-name="P2">2. The <text:span text:style-name="T1">annals</text:span> of sports are replete* with the names of great black athletes. <text:s/></text:p>
      <text:p text:style-name="P2"><text:s text:c="3"/>_تاریخچه ورزش‌ها پر است از نام‌های ورزشکاران سیاه‌پوست برجسته._</text:p>
      <text:p text:style-name="P2"/>
      <text:p text:style-name="P2">3. One of the great <text:span text:style-name="T1">paradoxes</text:span> of American life is that though minority groups have suffered injustices, nowhere in the world have so many varied groups lived together so harmoniously. <text:s/></text:p>
      <text:p text:style-name="P2"><text:s text:c="3"/>_یکی از تناقضات بزرگ زندگی آمریکایی این است که با وجود اینکه اقلیت‌ها بی‌عدالتی‌هایی را تجربه کرده‌اند، هیچ‌جا در دنیا گروه‌های متنوع به این میزان به‌طور هماهنگ کنار هم زندگی نکرده‌اند._</text:p>
      <text:p text:style-name="P2"/>
      <text:p text:style-name="P2">4. A <text:span text:style-name="T1">tinge</text:span> of garlic is all that’s necessary in most recipes. <text:s/></text:p>
      <text:p text:style-name="P2"><text:s text:c="3"/>_مقدار کمی سیر همان چیزی است که در بیشتر دستور پخت‌ها لازم است._</text:p>
      <text:p text:style-name="P2"/>
      <text:p text:style-name="P2">5. The cruel king would not allow the prince to enter his <text:span text:style-name="T1">realm</text:span>, restricting him to the forest, which abounded* with wild animals. <text:s/></text:p>
      <text:p text:style-name="P2"><text:s text:c="3"/>_پادشاه ظالم به شاهزاده اجازه نداد وارد قلمرو او شود و او را به جنگل محدود کرد، جایی که پر از حیوانات وحشی بود._</text:p>
      <text:p text:style-name="P2">### تعاریف (Pairing the words with their meanings):</text:p>
      <text:p text:style-name="P2">6. paradox - b. a statement that at first seems to be absurd or self-contradictory but which may in fact turn out to be true <text:s/></text:p>
      <text:p text:style-name="P2"><text:s text:c="3"/>(پارادوکس - عبارتی که در ابتدا ممکن است بی‌معنی یا متناقض به نظر برسد، اما ممکن است در واقع درست باشد)</text:p>
      <text:p text:style-name="P2">7. realm - e. special field of something or someone; kingdom <text:s/></text:p>
      <text:p text:style-name="P2"><text:s text:c="3"/>(قلمرو - حوزه‌ای خاص از چیزی یا کسی؛ پادشاهی)</text:p>
      <text:p text:style-name="P2">8. annals - d. historical records <text:s/></text:p>
      <text:p text:style-name="P2"><text:s text:c="3"/>(تاریخچه - سوابق تاریخی)</text:p>
      <text:p text:style-name="P2">9. compound - c. to increase or add to <text:s/></text:p>
      <text:p text:style-name="P2"><text:s text:c="3"/>(ترکیب کردن - افزودن به)</text:p>
      <text:p text:style-name="P2">10. tinge - a. a trace, smattering, or slight degree <text:s/></text:p>
      <text:p text:style-name="P2"><text:s text:c="3"/>(اثر جزئی - مقدار کمی، رد کمرنگ)</text:p>
      <text:p text:style-name="P2"/>
      <text:p text:style-name="P2">### اصطلاح روز (Idiom):</text:p>
      <text:p text:style-name="P2"><text:span text:style-name="T1">a flash in the pan</text:span> — promising at the start but then disappointing <text:s/></text:p>
      <text:p text:style-name="P2">_در ابتدا امیدوارکننده ولی سپس ناامیدکننده_</text:p>
      <text:p text:style-name="P2"/>
      <text:p text:style-name="P2"><text:span text:style-name="T1">مثال:</text:span> <text:s/></text:p>
      <text:p text:style-name="P2">The rookie hit many home runs in spring training, but once the season began he proved to be <text:span text:style-name="T1">a flash in the pan</text:span>. <text:s/></text:p>
      <text:p text:style-name="P2">_بازیکن تازه‌کار در تمرینات بهاری ضربات زیادی به توپ زد، اما وقتی فصل شروع شد، ثابت کرد که ناامیدکننده است._</text:p>
      <text:p text:style-name="P2"/>
      <text:p text:style-name="P2"/>
      <text:p text:style-name="P2"><text:soft-page-break/><text:s/><text:span text:style-name="T3">Week 1, Day 4</text:span></text:p>
      <text:p text:style-name="P2"/>
      <text:p text:style-name="P2">### کلمات و معانی:</text:p>
      <text:p text:style-name="P2">1. <text:span text:style-name="T1">badger</text:span>: اذیت کردن، آزار دادن</text:p>
      <text:p text:style-name="P2">2. <text:span text:style-name="T1">implore</text:span>: عاجزانه درخواست کردن</text:p>
      <text:p text:style-name="P2">3. <text:span text:style-name="T1">drudgery</text:span>: کار سخت و یکنواخت</text:p>
      <text:p text:style-name="P2">4. <text:span text:style-name="T1">interminable</text:span>: پایان‌ناپذیر، بی‌پایان</text:p>
      <text:p text:style-name="P2">5. <text:span text:style-name="T1">perceive</text:span>: درک کردن، متوجه شدن</text:p>
      <text:p text:style-name="P2"/>
      <text:p text:style-name="P2">### جملات کامل‌شده:</text:p>
      <text:p text:style-name="P2">1. She does her homework on Fridays to save herself from the <text:span text:style-name="T1">drudgery</text:span> of having to do it during the weekend. <text:s/></text:p>
      <text:p text:style-name="P2"><text:s text:c="3"/>_او تکالیفش را در روزهای جمعه انجام می‌دهد تا از زحمت انجام آنها در آخر هفته رهایی یابد._</text:p>
      <text:p text:style-name="P2"/>
      <text:p text:style-name="P2">2. The teacher continually <text:span text:style-name="T1">badgered</text:span> the pupil for the missing assignments. <text:s/></text:p>
      <text:p text:style-name="P2"><text:s text:c="3"/>_معلم به‌طور مداوم دانش‌آموز را برای تکالیف از دست رفته اذیت می‌کرد._</text:p>
      <text:p text:style-name="P2"/>
      <text:p text:style-name="P2">3. The eminent scientist <text:span text:style-name="T1">perceived</text:span> difficulties in putting the invention into practice. <text:s/></text:p>
      <text:p text:style-name="P2"><text:s text:c="3"/>_دانشمند برجسته دشواری‌هایی در به‌کارگیری اختراع در عمل درک کرد._</text:p>
      <text:p text:style-name="P2"/>
      <text:p text:style-name="P2">4. The sick child’s mother <text:span text:style-name="T1">implored</text:span> the doctor to come immediately. <text:s/></text:p>
      <text:p text:style-name="P2"><text:s text:c="3"/>_مادر کودک بیمار عاجزانه از دکتر خواست که فوراً بیاید._</text:p>
      <text:p text:style-name="P2"/>
      <text:p text:style-name="P2">5. I listened to the boring lecture for what seemed an <text:span text:style-name="T1">interminable</text:span> fifty minutes. <text:s/></text:p>
      <text:p text:style-name="P2"><text:s text:c="3"/>_من به سخنرانی کسل‌کننده‌ای که به نظر می‌رسید پنجاه دقیقه بی‌پایان طول کشید، گوش دادم._</text:p>
      <text:p text:style-name="P2"/>
      <text:p text:style-name="P2">### تعاریف (Pairing the words with their meanings):</text:p>
      <text:p text:style-name="P2">6. badger - e. to pester, nag, annoy persistently <text:s/></text:p>
      <text:p text:style-name="P2"><text:s text:c="3"/>(اذیت کردن - مزاحمت کردن، اذیت کردن به‌طور مداوم)</text:p>
      <text:p text:style-name="P2"/>
      <text:p text:style-name="P2">7. implore - c. to plead urgently for aid or mercy <text:s/></text:p>
      <text:p text:style-name="P2"><text:s text:c="3"/>(عاجزانه درخواست کردن - فوراً درخواست کمک یا رحم کردن)</text:p>
      <text:p text:style-name="P2"/>
      <text:p text:style-name="P2">8. drudgery - a. unpleasant, dull, or hard work <text:s/></text:p>
      <text:p text:style-name="P2"><text:s text:c="3"/>(کار سخت و یکنواخت - کار ناخوشایند، کسل‌کننده یا دشوار)</text:p>
      <text:p text:style-name="P2"/>
      <text:p text:style-name="P2">9. interminable - b. unending <text:s/></text:p>
      <text:p text:style-name="P2"><text:s text:c="3"/>(پایان‌ناپذیر - بی‌پایان)</text:p>
      <text:p text:style-name="P2"/>
      <text:p text:style-name="P2">10. perceive - d. to understand, know, become aware of <text:s/></text:p>
      <text:p text:style-name="P2"><text:s text:c="3"/>(درک کردن - فهمیدن، دانستن، متوجه شدن)</text:p>
      <text:p text:style-name="P2"/>
      <text:p text:style-name="P2">### اصطلاح روز (Idiom):</text:p>
      <text:p text:style-name="P2"><text:span text:style-name="T1">to pour oil on troubled waters</text:span> — to make peace, to calm someone down <text:s/></text:p>
      <text:p text:style-name="P2">_صلح برقرار کردن، آرام کردن کسی_</text:p>
      <text:p text:style-name="P2"/>
      <text:p text:style-name="P2"><text:span text:style-name="T1">مثال:</text:span> <text:s/></text:p>
      <text:p text:style-name="P2">When I tried to pour oil on troubled waters, both the angry husband and his wife stopped their quarrel and began to attack me. <text:s/></text:p>
      <text:p text:style-name="P2">_وقتی سعی کردم آنها را آرام کنم، هم شوهر عصبانی و هم همسرش دعوای خود را متوقف کردند و شروع به حمله به من کردند._</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Black" svg:font-family="'Arial Black'" style:font-pitch="variable"/>
    <style:font-face style:name="B Badr" svg:font-family="'B Badr'" style:font-pitch="variable"/>
    <style:font-face style:name="B Mitra" svg:font-family="'B Mitra'" style:font-pitch="variable"/>
    <style:font-face style:name="B Titr" svg:font-family="'B Tit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05:03:49.549118611</meta:creation-date>
    <meta:editing-duration>PT3M57S</meta:editing-duration>
    <meta:editing-cycles>3</meta:editing-cycles>
    <meta:generator>LibreOffice/24.2.5.2$Linux_X86_64 LibreOffice_project/420$Build-2</meta:generator>
    <dc:date>2024-08-26T05:28:21.624202179</dc:date>
    <meta:document-statistic meta:table-count="0" meta:image-count="0" meta:object-count="0" meta:page-count="4" meta:paragraph-count="140" meta:word-count="1384" meta:character-count="7763" meta:non-whitespace-character-count="6289"/>
  </office:meta>
</office:document-meta>
</file>